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ble 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est dup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is is a f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spaces in this 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with spaces in this 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with spaces in this line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 spaces in this line too, but only exact matches are analy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est dup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hich 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unction in my misc package berryFun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 find duplicate lines in a text 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d color them according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 excel or libreOffic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ing conditional formatting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or with ignore.empty=TRUE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ble li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est dup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his is a fi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spaces in this 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with spaces in this 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with spaces in this line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 spaces in this line too, but only exact matches are analy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 test dup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hich i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 function in my misc package berryFun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 find duplicate lines in a text fi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d color them according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 excel or libreOffice 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ing conditional formatting</text:p>
          </table:table-cell>
        </table:table-row>
        <table:table-row table:style-name="ro1" table:number-rows-repeated="1048538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Sheet1.A1:Sheet1.A1048576">
            <calcext:color-scale>
              <calcext:color-scale-entry calcext:value="0" calcext:type="minimum" calcext:color="#66ff66"/>
              <calcext:color-scale-entry calcext:value="50" calcext:type="percentile" calcext:color="#ffff99"/>
              <calcext:color-scale-entry calcext:value="0" calcext:type="maximum" calcext:color="#ff33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5:18:48.323151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ry B</meta:initial-creator>
    <meta:creation-date>2014-12-19T15:07:54.778803012</meta:creation-date>
    <dc:date>2014-12-19T15:55:46.943589896</dc:date>
    <dc:creator>Berry B</dc:creator>
    <meta:editing-duration>PT5M</meta:editing-duration>
    <meta:editing-cycles>4</meta:editing-cycles>
    <meta:generator>LibreOffice/4.2.7.2$Linux_x86 LibreOffice_project/420m0$Build-2</meta:generator>
    <meta:document-statistic meta:table-count="1" meta:cell-count="59" meta:object-count="0"/>
  </office:meta>
</office:document-meta>
</file>